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Nominal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1">
          <table:table-cell office:value-type="string">
            <text:p>LED V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Supply</text:p>
          </table:table-cell>
          <table:table-cell office:value-type="float" office:value="5">
            <text:p>5</text:p>
          </table:table-cell>
          <table:table-cell office:value-type="float" office:value="4.75">
            <text:p>4.75</text:p>
          </table:table-cell>
          <table:table-cell office:value-type="float" office:value="5.25">
            <text:p>5.25</text:p>
          </table:table-cell>
          <table:table-cell table:number-columns-repeated="3"/>
        </table:table-row>
        <table:table-row table:style-name="ro1">
          <table:table-cell office:value-type="string">
            <text:p>Pin V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3"/>
        </table:table-row>
        <table:table-row table:style-name="ro1">
          <table:table-cell office:value-type="string">
            <text:p>Current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minal</text:p>
          </table:table-cell>
          <table:table-cell table:formula="of:=([.B3]-[.B2]-[.B4])/(15/1000)" office:value-type="float" office:value="93.3333333333333">
            <text:p>93.3333333333333</text:p>
          </table:table-cell>
          <table:table-cell table:number-columns-repeated="5"/>
        </table:table-row>
        <table:table-row table:style-name="ro1">
          <table:table-cell office:value-type="string">
            <text:p>Worst Case</text:p>
          </table:table-cell>
          <table:table-cell table:formula="of:=([.C3]-[.B2]-[.D4])/(15/1000)" office:value-type="float" office:value="56.6666666666667">
            <text:p>56.6666666666667</text:p>
          </table:table-cell>
          <table:table-cell table:number-columns-repeated="5"/>
        </table:table-row>
        <table:table-row table:style-name="ro1">
          <table:table-cell office:value-type="string">
            <text:p>Best Case</text:p>
          </table:table-cell>
          <table:table-cell table:formula="of:=([.D3]-[.B2]-[.B4])/([.B5]/1000)" office:value-type="float" office:value="110">
            <text:p>11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Resistor</text:p>
          </table:table-cell>
          <table:table-cell office:value-type="string">
            <text:p>5/0.6</text:p>
          </table:table-cell>
          <table:table-cell office:value-type="string">
            <text:p>5/0.9</text:p>
          </table:table-cell>
          <table:table-cell office:value-type="string">
            <text:p>4.75/0.6</text:p>
          </table:table-cell>
          <table:table-cell office:value-type="string">
            <text:p>4.75/0.9</text:p>
          </table:table-cell>
          <table:table-cell office:value-type="string">
            <text:p>5.25/0.6</text:p>
          </table:table-cell>
          <table:table-cell office:value-type="string">
            <text:p>5.25/0.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1" table:formula="of:=([.$B$3]-[.$B$2]-[.$B$4])/[.A13]" office:value-type="float" office:value="0.0153846153846154">
            <text:p>0.015</text:p>
          </table:table-cell>
          <table:table-cell table:style-name="ce1" table:formula="of:=([.$B$3]-[.$B$2]-[.$D$4])/[.A13]" office:value-type="float" office:value="0.0120879120879121">
            <text:p>0.012</text:p>
          </table:table-cell>
          <table:table-cell table:style-name="ce1" table:formula="of:=([.$C$3]-[.$B$2]-[.$B$4])/[.A13]" office:value-type="float" office:value="0.0126373626373626">
            <text:p>0.013</text:p>
          </table:table-cell>
          <table:table-cell table:style-name="ce1" table:formula="of:=([.$C$3]-[.$B$2]-[.$D$4])/[.A13]" office:value-type="float" office:value="0.00934065934065934">
            <text:p>0.009</text:p>
          </table:table-cell>
          <table:table-cell table:style-name="ce1" table:formula="of:=([.$D$3]-[.$B$2]-[.$B$4])/[.A13]" office:value-type="float" office:value="0.0181318681318681">
            <text:p>0.018</text:p>
          </table:table-cell>
          <table:table-cell table:style-name="ce1" table:formula="of:=([.$D$3]-[.$B$2]-[.$D$4])/[.A13]" office:value-type="float" office:value="0.0148351648351648">
            <text:p>0.015</text:p>
          </table:table-cell>
        </table:table-row>
        <table:table-row table:style-name="ro1">
          <table:table-cell office:value-type="float" office:value="93.1">
            <text:p>93.1</text:p>
          </table:table-cell>
          <table:table-cell table:style-name="ce1" table:formula="of:=([.$B$3]-[.$B$2]-[.$B$4])/[.A14]" office:value-type="float" office:value="0.0150375939849624">
            <text:p>0.015</text:p>
          </table:table-cell>
          <table:table-cell table:style-name="ce1" table:formula="of:=([.$B$3]-[.$B$2]-[.$D$4])/[.A14]" office:value-type="float" office:value="0.0118152524167562">
            <text:p>0.012</text:p>
          </table:table-cell>
          <table:table-cell table:style-name="ce1" table:formula="of:=([.$C$3]-[.$B$2]-[.$B$4])/[.A14]" office:value-type="float" office:value="0.0123523093447905">
            <text:p>0.012</text:p>
          </table:table-cell>
          <table:table-cell table:style-name="ce1" table:formula="of:=([.$C$3]-[.$B$2]-[.$D$4])/[.A14]" office:value-type="float" office:value="0.00912996777658432">
            <text:p>0.009</text:p>
          </table:table-cell>
          <table:table-cell table:style-name="ce1" table:formula="of:=([.$D$3]-[.$B$2]-[.$B$4])/[.A14]" office:value-type="float" office:value="0.0177228786251343">
            <text:p>0.018</text:p>
          </table:table-cell>
          <table:table-cell table:style-name="ce1" table:formula="of:=([.$D$3]-[.$B$2]-[.$D$4])/[.A14]" office:value-type="float" office:value="0.014500537056928">
            <text:p>0.01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1" table:formula="of:=([.$B$3]-[.$B$2]-[.$B$4])/[.A15]" office:value-type="float" office:value="0.014">
            <text:p>0.014</text:p>
          </table:table-cell>
          <table:table-cell table:style-name="ce1" table:formula="of:=([.$B$3]-[.$B$2]-[.$D$4])/[.A15]" office:value-type="float" office:value="0.011">
            <text:p>0.011</text:p>
          </table:table-cell>
          <table:table-cell table:style-name="ce1" table:formula="of:=([.$C$3]-[.$B$2]-[.$B$4])/[.A15]" office:value-type="float" office:value="0.0115">
            <text:p>0.012</text:p>
          </table:table-cell>
          <table:table-cell table:style-name="ce1" table:formula="of:=([.$C$3]-[.$B$2]-[.$D$4])/[.A15]" office:value-type="float" office:value="0.0085">
            <text:p>0.009</text:p>
          </table:table-cell>
          <table:table-cell table:style-name="ce1" table:formula="of:=([.$D$3]-[.$B$2]-[.$B$4])/[.A15]" office:value-type="float" office:value="0.0165">
            <text:p>0.017</text:p>
          </table:table-cell>
          <table:table-cell table:style-name="ce1" table:formula="of:=([.$D$3]-[.$B$2]-[.$D$4])/[.A15]" office:value-type="float" office:value="0.0135">
            <text:p>0.01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1" table:formula="of:=([.$B$3]-[.$B$2]-[.$B$4])/[.A16]" office:value-type="float" office:value="0.0110236220472441">
            <text:p>0.011</text:p>
          </table:table-cell>
          <table:table-cell table:style-name="ce1" table:formula="of:=([.$B$3]-[.$B$2]-[.$D$4])/[.A16]" office:value-type="float" office:value="0.00866141732283464">
            <text:p>0.009</text:p>
          </table:table-cell>
          <table:table-cell table:style-name="ce1" table:formula="of:=([.$C$3]-[.$B$2]-[.$B$4])/[.A16]" office:value-type="float" office:value="0.00905511811023622">
            <text:p>0.009</text:p>
          </table:table-cell>
          <table:table-cell table:style-name="ce1" table:formula="of:=([.$C$3]-[.$B$2]-[.$D$4])/[.A16]" office:value-type="float" office:value="0.00669291338582677">
            <text:p>0.007</text:p>
          </table:table-cell>
          <table:table-cell table:style-name="ce1" table:formula="of:=([.$D$3]-[.$B$2]-[.$B$4])/[.A16]" office:value-type="float" office:value="0.012992125984252">
            <text:p>0.013</text:p>
          </table:table-cell>
          <table:table-cell table:style-name="ce1" table:formula="of:=([.$D$3]-[.$B$2]-[.$D$4])/[.A16]" office:value-type="float" office:value="0.0106299212598425">
            <text:p>0.0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1" table:formula="of:=([.$B$3]-[.$B$2]-[.$B$4])/[.A17]" office:value-type="float" office:value="0.0116666666666667">
            <text:p>0.012</text:p>
          </table:table-cell>
          <table:table-cell table:style-name="ce1" table:formula="of:=([.$B$3]-[.$B$2]-[.$D$4])/[.A17]" office:value-type="float" office:value="0.00916666666666667">
            <text:p>0.009</text:p>
          </table:table-cell>
          <table:table-cell table:style-name="ce1" table:formula="of:=([.$C$3]-[.$B$2]-[.$B$4])/[.A17]" office:value-type="float" office:value="0.00958333333333333">
            <text:p>0.010</text:p>
          </table:table-cell>
          <table:table-cell table:style-name="ce1" table:formula="of:=([.$C$3]-[.$B$2]-[.$D$4])/[.A17]" office:value-type="float" office:value="0.00708333333333333">
            <text:p>0.007</text:p>
          </table:table-cell>
          <table:table-cell table:style-name="ce1" table:formula="of:=([.$D$3]-[.$B$2]-[.$B$4])/[.A17]" office:value-type="float" office:value="0.01375">
            <text:p>0.014</text:p>
          </table:table-cell>
          <table:table-cell table:style-name="ce1" table:formula="of:=([.$D$3]-[.$B$2]-[.$D$4])/[.A17]" office:value-type="float" office:value="0.01125">
            <text:p>0.01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1" table:formula="of:=([.$B$3]-[.$B$2]-[.$B$4])/[.A18]" office:value-type="float" office:value="0.0358974358974359">
            <text:p>0.036</text:p>
          </table:table-cell>
          <table:table-cell table:style-name="ce1" table:formula="of:=([.$B$3]-[.$B$2]-[.$D$4])/[.A18]" office:value-type="float" office:value="0.0282051282051282">
            <text:p>0.028</text:p>
          </table:table-cell>
          <table:table-cell table:style-name="ce1" table:formula="of:=([.$C$3]-[.$B$2]-[.$B$4])/[.A18]" office:value-type="float" office:value="0.0294871794871795">
            <text:p>0.029</text:p>
          </table:table-cell>
          <table:table-cell table:style-name="ce1" table:formula="of:=([.$C$3]-[.$B$2]-[.$D$4])/[.A18]" office:value-type="float" office:value="0.0217948717948718">
            <text:p>0.022</text:p>
          </table:table-cell>
          <table:table-cell table:style-name="ce1" table:formula="of:=([.$D$3]-[.$B$2]-[.$B$4])/[.A18]" office:value-type="float" office:value="0.0423076923076923">
            <text:p>0.042</text:p>
          </table:table-cell>
          <table:table-cell table:style-name="ce1" table:formula="of:=([.$D$3]-[.$B$2]-[.$D$4])/[.A18]" office:value-type="float" office:value="0.0346153846153846">
            <text:p>0.03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1" table:formula="of:=([.$B$3]-[.$B$2]-[.$B$4])/[.A19]" office:value-type="float" office:value="0.0186666666666667">
            <text:p>0.019</text:p>
          </table:table-cell>
          <table:table-cell table:style-name="ce1" table:formula="of:=([.$B$3]-[.$B$2]-[.$D$4])/[.A19]" office:value-type="float" office:value="0.0146666666666667">
            <text:p>0.015</text:p>
          </table:table-cell>
          <table:table-cell table:style-name="ce1" table:formula="of:=([.$C$3]-[.$B$2]-[.$B$4])/[.A19]" office:value-type="float" office:value="0.0153333333333333">
            <text:p>0.015</text:p>
          </table:table-cell>
          <table:table-cell table:style-name="ce1" table:formula="of:=([.$C$3]-[.$B$2]-[.$D$4])/[.A19]" office:value-type="float" office:value="0.0113333333333333">
            <text:p>0.011</text:p>
          </table:table-cell>
          <table:table-cell table:style-name="ce1" table:formula="of:=([.$D$3]-[.$B$2]-[.$B$4])/[.A19]" office:value-type="float" office:value="0.022">
            <text:p>0.022</text:p>
          </table:table-cell>
          <table:table-cell table:style-name="ce1" table:formula="of:=([.$D$3]-[.$B$2]-[.$D$4])/[.A19]" office:value-type="float" office:value="0.018">
            <text:p>0.01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1" table:formula="of:=([.$B$3]-[.$B$2]-[.$B$4])/[.A20]" office:value-type="float" office:value="0.025">
            <text:p>0.025</text:p>
          </table:table-cell>
          <table:table-cell table:style-name="ce1" table:formula="of:=([.$B$3]-[.$B$2]-[.$D$4])/[.A20]" office:value-type="float" office:value="0.0196428571428571">
            <text:p>0.020</text:p>
          </table:table-cell>
          <table:table-cell table:style-name="ce1" table:formula="of:=([.$C$3]-[.$B$2]-[.$B$4])/[.A20]" office:value-type="float" office:value="0.0205357142857143">
            <text:p>0.021</text:p>
          </table:table-cell>
          <table:table-cell table:style-name="ce1" table:formula="of:=([.$C$3]-[.$B$2]-[.$D$4])/[.A20]" office:value-type="float" office:value="0.0151785714285714">
            <text:p>0.015</text:p>
          </table:table-cell>
          <table:table-cell table:style-name="ce1" table:formula="of:=([.$D$3]-[.$B$2]-[.$B$4])/[.A20]" office:value-type="float" office:value="0.0294642857142857">
            <text:p>0.029</text:p>
          </table:table-cell>
          <table:table-cell table:style-name="ce1" table:formula="of:=([.$D$3]-[.$B$2]-[.$D$4])/[.A20]" office:value-type="float" office:value="0.0241071428571429">
            <text:p>0.024</text:p>
          </table:table-cell>
        </table:table-row>
        <table:table-row table:style-name="ro1">
          <table:table-cell table:formula="of:=56*1.01" office:value-type="float" office:value="56.56">
            <text:p>56.56</text:p>
          </table:table-cell>
          <table:table-cell table:style-name="ce1" table:formula="of:=([.$B$3]-[.$B$2]-[.$B$4])/[.A21]" office:value-type="float" office:value="0.0247524752475247">
            <text:p>0.025</text:p>
          </table:table-cell>
          <table:table-cell table:style-name="ce1" table:formula="of:=([.$B$3]-[.$B$2]-[.$D$4])/[.A21]" office:value-type="float" office:value="0.0194483734087695">
            <text:p>0.019</text:p>
          </table:table-cell>
          <table:table-cell table:style-name="ce1" table:formula="of:=([.$C$3]-[.$B$2]-[.$B$4])/[.A21]" office:value-type="float" office:value="0.0203323903818953">
            <text:p>0.020</text:p>
          </table:table-cell>
          <table:table-cell table:style-name="ce1" table:formula="of:=([.$C$3]-[.$B$2]-[.$D$4])/[.A21]" office:value-type="float" office:value="0.01502828854314">
            <text:p>0.015</text:p>
          </table:table-cell>
          <table:table-cell table:style-name="ce1" table:formula="of:=([.$D$3]-[.$B$2]-[.$B$4])/[.A21]" office:value-type="float" office:value="0.0291725601131542">
            <text:p>0.029</text:p>
          </table:table-cell>
          <table:table-cell table:style-name="ce1" table:formula="of:=([.$D$3]-[.$B$2]-[.$D$4])/[.A21]" office:value-type="float" office:value="0.0238684582743989">
            <text:p>0.024</text:p>
          </table:table-cell>
        </table:table-row>
        <table:table-row table:style-name="ro1">
          <table:table-cell table:formula="of:=56*0.99" office:value-type="float" office:value="55.44">
            <text:p>55.44</text:p>
          </table:table-cell>
          <table:table-cell table:style-name="ce1" table:formula="of:=([.$B$3]-[.$B$2]-[.$B$4])/[.A22]" office:value-type="float" office:value="0.0252525252525252">
            <text:p>0.025</text:p>
          </table:table-cell>
          <table:table-cell table:style-name="ce1" table:formula="of:=([.$B$3]-[.$B$2]-[.$D$4])/[.A22]" office:value-type="float" office:value="0.0198412698412698">
            <text:p>0.020</text:p>
          </table:table-cell>
          <table:table-cell table:style-name="ce1" table:formula="of:=([.$C$3]-[.$B$2]-[.$B$4])/[.A22]" office:value-type="float" office:value="0.0207431457431457">
            <text:p>0.021</text:p>
          </table:table-cell>
          <table:table-cell table:style-name="ce1" table:formula="of:=([.$C$3]-[.$B$2]-[.$D$4])/[.A22]" office:value-type="float" office:value="0.0153318903318903">
            <text:p>0.015</text:p>
          </table:table-cell>
          <table:table-cell table:style-name="ce1" table:formula="of:=([.$D$3]-[.$B$2]-[.$B$4])/[.A22]" office:value-type="float" office:value="0.0297619047619048">
            <text:p>0.030</text:p>
          </table:table-cell>
          <table:table-cell table:style-name="ce1" table:formula="of:=([.$D$3]-[.$B$2]-[.$D$4])/[.A22]" office:value-type="float" office:value="0.0243506493506493">
            <text:p>0.02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2">07/22/2011</text:date>, <text:time>21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ry Dunmire</meta:initial-creator>
    <meta:creation-date>2011-07-22T20:56:34</meta:creation-date>
    <dc:date>2011-07-22T21:45:30</dc:date>
    <dc:creator>Jerry Dunmire</dc:creator>
    <meta:editing-duration>PT00H29M20S</meta:editing-duration>
    <meta:editing-cycles>2</meta:editing-cycles>
    <meta:generator>OpenOffice.org/3.2$Linux OpenOffice.org_project/320m12$Build-9483</meta:generator>
    <meta:document-statistic meta:table-count="3" meta:cell-count="100" meta:object-count="0"/>
  </office:meta>
</office:document-meta>
</file>